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7D0000003A3D5596023C7D5E32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Standard" style:font-pitch="variable"/>
    <style:font-face style:name="Symbola" svg:font-family="Symbola"/>
    <style:font-face style:name="Symbola1" svg:font-family="Symbola" style:font-pitch="variable"/>
    <style:font-face style:name="verdana" svg:font-family="verdana, Helvetica, Arial, sans-serif"/>
  </office:font-face-decls>
  <office:automatic-styles>
    <style:style style:name="Tabelle2" style:family="table">
      <style:table-properties style:width="17.022cm" fo:margin-left="0cm" table:align="left"/>
    </style:style>
    <style:style style:name="Tabelle2.A" style:family="table-column">
      <style:table-column-properties style:column-width="0.504cm"/>
    </style:style>
    <style:style style:name="Tabelle2.B" style:family="table-column">
      <style:table-column-properties style:column-width="8.296cm"/>
    </style:style>
    <style:style style:name="Tabelle2.C" style:family="table-column">
      <style:table-column-properties style:column-width="8.221cm"/>
    </style:style>
    <style:style style:name="Tabelle2.1" style:family="table-row">
      <style:table-row-properties style:min-row-height="0.011cm"/>
    </style:style>
    <style:style style:name="Tabelle2.A1" style:family="table-cell">
      <style:table-cell-properties fo:padding-left="0.101cm" fo:padding-right="0.101cm" fo:padding-top="0.101cm" fo:padding-bottom="0cm" fo:border="none"/>
    </style:style>
    <style:style style:name="Tabelle2.7" style:family="table-row">
      <style:table-row-properties style:min-row-height="0.423cm"/>
    </style:style>
    <style:style style:name="P1" style:family="paragraph" style:parent-style-name="Header">
      <style:paragraph-properties fo:margin-left="0cm" fo:margin-right="0cm" fo:line-height="100%" fo:text-align="justify" style:justify-single-word="false" fo:text-indent="0cm" style:auto-text-indent="false"/>
      <style:text-properties style:font-name="Liberation Sans" fo:font-size="20pt" fo:font-weight="bold" officeooo:rsid="00248490" officeooo:paragraph-rsid="00248490" style:font-size-asian="17.5pt" style:font-weight-asian="bold" style:font-size-complex="20pt" style:font-weight-complex="bold"/>
    </style:style>
    <style:style style:name="P2" style:family="paragraph" style:parent-style-name="Header">
      <style:paragraph-properties fo:margin-top="0cm" fo:margin-bottom="0cm" style:contextual-spacing="false" fo:line-height="115%" fo:text-align="justify" style:justify-single-word="false"/>
      <style:text-properties style:font-name="Liberation Sans" fo:font-size="20pt" fo:font-weight="bold" officeooo:rsid="00248490" officeooo:paragraph-rsid="00248490" style:font-size-asian="17.5pt" style:font-weight-asian="bold" style:font-size-complex="20pt" style:font-weight-complex="bold"/>
    </style:style>
    <style:style style:name="P3" style:family="paragraph" style:parent-style-name="Header">
      <style:paragraph-properties fo:margin-top="0cm" fo:margin-bottom="0cm" style:contextual-spacing="false" fo:line-height="115%" fo:text-align="justify" style:justify-single-word="false"/>
      <style:text-properties style:font-name="Liberation Sans" fo:font-size="10pt" fo:font-weight="normal" officeooo:rsid="0038f9f0" officeooo:paragraph-rsid="0038f9f0" style:font-size-asian="8.75pt" style:font-weight-asian="normal" style:font-size-complex="10pt" style:font-weight-complex="normal"/>
    </style:style>
    <style:style style:name="P4" style:family="paragraph" style:parent-style-name="Standard">
      <style:paragraph-properties fo:margin-top="0cm" fo:margin-bottom="0cm" style:contextual-spacing="false" fo:line-height="115%"/>
      <style:text-properties style:font-name="Liberation Sans" fo:font-size="10pt" officeooo:rsid="0015cdb6" officeooo:paragraph-rsid="002aa90d" style:font-size-asian="10pt" style:font-size-complex="10pt"/>
    </style:style>
    <style:style style:name="P5" style:family="paragraph" style:parent-style-name="Standard">
      <style:paragraph-properties fo:line-height="115%"/>
      <style:text-properties style:font-name="Liberation Sans" fo:font-size="10pt" officeooo:rsid="0015cdb6" officeooo:paragraph-rsid="002e88f4" style:font-size-asian="10pt" style:font-size-complex="10pt"/>
    </style:style>
    <style:style style:name="P6" style:family="paragraph" style:parent-style-name="Standard">
      <style:paragraph-properties fo:margin-top="0cm" fo:margin-bottom="0cm" style:contextual-spacing="false" fo:line-height="115%"/>
      <style:text-properties style:font-name="Liberation Sans" fo:font-size="10pt" officeooo:rsid="00171607" officeooo:paragraph-rsid="002aa90d" style:font-size-asian="10pt" style:font-size-complex="10pt"/>
    </style:style>
    <style:style style:name="P7" style:family="paragraph" style:parent-style-name="Standard">
      <style:paragraph-properties fo:margin-top="0.101cm" fo:margin-bottom="0.101cm" style:contextual-spacing="false" fo:line-height="150%"/>
      <style:text-properties style:font-name="Liberation Sans" fo:font-size="10pt" officeooo:rsid="00171607" officeooo:paragraph-rsid="002aa90d" style:font-size-asian="10pt" style:font-size-complex="10pt"/>
    </style:style>
    <style:style style:name="P8" style:family="paragraph" style:parent-style-name="Standard">
      <style:paragraph-properties fo:margin-top="0cm" fo:margin-bottom="0cm" style:contextual-spacing="false" fo:line-height="115%"/>
      <style:text-properties style:font-name="Liberation Sans" fo:font-size="10pt" officeooo:rsid="00248490" officeooo:paragraph-rsid="00248490" style:font-size-asian="10pt" style:font-size-complex="10pt"/>
    </style:style>
    <style:style style:name="P9" style:family="paragraph" style:parent-style-name="Standard">
      <style:paragraph-properties fo:line-height="115%"/>
      <style:text-properties style:font-name="Liberation Sans" fo:font-size="10pt" officeooo:rsid="00248490" officeooo:paragraph-rsid="00248490" style:font-size-asian="10pt" style:font-size-complex="10pt"/>
    </style:style>
    <style:style style:name="P10" style:family="paragraph" style:parent-style-name="Standard">
      <style:paragraph-properties fo:margin-top="0cm" fo:margin-bottom="0cm" style:contextual-spacing="false" fo:line-height="115%"/>
      <style:text-properties style:font-name="Liberation Sans" fo:font-size="10pt" officeooo:rsid="00248490" officeooo:paragraph-rsid="002daf95" style:font-size-asian="10pt" style:font-size-complex="10pt"/>
    </style:style>
    <style:style style:name="P11" style:family="paragraph" style:parent-style-name="Standard">
      <style:paragraph-properties fo:line-height="115%"/>
      <style:text-properties style:font-name="Liberation Sans" fo:font-size="10pt" officeooo:rsid="00248490" officeooo:paragraph-rsid="002daf95" style:font-size-asian="10pt" style:font-size-complex="10pt"/>
    </style:style>
    <style:style style:name="P12" style:family="paragraph" style:parent-style-name="Standard">
      <style:paragraph-properties fo:margin-top="0cm" fo:margin-bottom="0cm" style:contextual-spacing="false" fo:line-height="115%"/>
      <style:text-properties style:font-name="Liberation Sans" fo:font-size="10pt" officeooo:rsid="00248490" officeooo:paragraph-rsid="003f4c67" style:font-size-asian="10pt" style:font-size-complex="10pt"/>
    </style:style>
    <style:style style:name="P13" style:family="paragraph" style:parent-style-name="Standard">
      <style:paragraph-properties fo:margin-top="0cm" fo:margin-bottom="0cm" style:contextual-spacing="false" fo:line-height="115%"/>
      <style:text-properties style:font-name="Liberation Sans" fo:font-size="10pt" officeooo:rsid="002aa90d" officeooo:paragraph-rsid="002aa90d" style:font-size-asian="10pt" style:font-size-complex="10pt"/>
    </style:style>
    <style:style style:name="P14" style:family="paragraph" style:parent-style-name="Standard">
      <style:paragraph-properties fo:line-height="115%"/>
      <style:text-properties style:font-name="Liberation Sans" fo:font-size="10pt" officeooo:rsid="001a0872" officeooo:paragraph-rsid="002aa90d" style:font-size-asian="10pt" style:font-size-complex="10pt"/>
    </style:style>
    <style:style style:name="P15" style:family="paragraph" style:parent-style-name="Standard">
      <style:paragraph-properties fo:margin-top="0.101cm" fo:margin-bottom="0.101cm" style:contextual-spacing="false" fo:line-height="100%"/>
      <style:text-properties style:font-name="Liberation Sans" fo:font-size="10pt" officeooo:rsid="001a0872" officeooo:paragraph-rsid="002aa90d" style:font-size-asian="10pt" style:font-size-complex="10pt"/>
    </style:style>
    <style:style style:name="P16" style:family="paragraph" style:parent-style-name="Standard">
      <style:paragraph-properties fo:line-height="115%"/>
      <style:text-properties style:font-name="Liberation Sans" fo:font-size="10pt" officeooo:rsid="00173d20" officeooo:paragraph-rsid="002d130d" style:font-size-asian="10pt" style:font-size-complex="10pt"/>
    </style:style>
    <style:style style:name="P17" style:family="paragraph" style:parent-style-name="Standard">
      <style:paragraph-properties fo:line-height="115%"/>
      <style:text-properties style:font-name="Liberation Sans" fo:font-size="10pt" officeooo:rsid="00173d20" officeooo:paragraph-rsid="002e88f4" style:font-size-asian="10pt" style:font-size-complex="10pt"/>
    </style:style>
    <style:style style:name="P18" style:family="paragraph" style:parent-style-name="Standard">
      <style:paragraph-properties fo:line-height="115%" fo:text-align="end" style:justify-single-word="false" fo:padding-left="0cm" fo:padding-right="0cm" fo:padding-top="0cm" fo:padding-bottom="0.074cm" fo:border-left="none" fo:border-right="none" fo:border-top="none" fo:border-bottom="0.99pt solid #000000" style:join-border="false"/>
      <style:text-properties style:font-name="Liberation Sans" fo:font-size="10pt" officeooo:rsid="00173d20" officeooo:paragraph-rsid="002daf95" style:font-size-asian="10pt" style:font-size-complex="10pt"/>
    </style:style>
    <style:style style:name="P19" style:family="paragraph" style:parent-style-name="Standard">
      <style:paragraph-properties fo:line-height="115%"/>
      <style:text-properties style:font-name="Liberation Sans" fo:font-size="10pt" officeooo:rsid="002daf95" officeooo:paragraph-rsid="002daf95" style:font-size-asian="10pt" style:font-size-complex="10pt"/>
    </style:style>
    <style:style style:name="P20" style:family="paragraph" style:parent-style-name="Standard">
      <style:paragraph-properties fo:line-height="115%" fo:text-align="end" style:justify-single-word="false" fo:padding-left="0cm" fo:padding-right="0cm" fo:padding-top="0cm" fo:padding-bottom="0.074cm" fo:border-left="none" fo:border-right="none" fo:border-top="none" fo:border-bottom="0.99pt solid #000000" style:join-border="false"/>
      <style:text-properties style:font-name="Liberation Sans" fo:font-size="10pt" officeooo:rsid="002daf95" officeooo:paragraph-rsid="00418235" style:font-size-asian="10pt" style:font-size-complex="10pt"/>
    </style:style>
    <style:style style:name="P21" style:family="paragraph" style:parent-style-name="Standard">
      <style:paragraph-properties fo:line-height="150%"/>
      <style:text-properties style:font-name="Liberation Sans" fo:font-size="10pt" officeooo:rsid="002daf95" officeooo:paragraph-rsid="002daf95" style:font-size-asian="10pt" style:font-size-complex="10pt"/>
    </style:style>
    <style:style style:name="P22" style:family="paragraph" style:parent-style-name="Standard">
      <style:paragraph-properties fo:line-height="115%"/>
      <style:text-properties style:font-name="Liberation Sans" fo:font-size="10pt" officeooo:rsid="00418235" officeooo:paragraph-rsid="00418235" style:font-size-asian="10pt" style:font-size-complex="10pt"/>
    </style:style>
    <style:style style:name="P23" style:family="paragraph" style:parent-style-name="Standard">
      <style:paragraph-properties fo:line-height="115%"/>
      <style:text-properties style:font-name="Liberation Sans" fo:font-size="11pt" officeooo:rsid="00248490" officeooo:paragraph-rsid="002aa90d" style:font-size-asian="11pt" style:font-size-complex="11pt"/>
    </style:style>
    <style:style style:name="P24" style:family="paragraph" style:parent-style-name="Standard">
      <style:paragraph-properties fo:line-height="115%"/>
      <style:text-properties style:font-name="Liberation Sans" fo:font-size="11pt" officeooo:rsid="001a0872" officeooo:paragraph-rsid="002aa90d" style:font-size-asian="11pt" style:font-size-complex="11pt"/>
    </style:style>
    <style:style style:name="P25" style:family="paragraph" style:parent-style-name="Standard">
      <style:paragraph-properties fo:line-height="115%"/>
      <style:text-properties style:font-name="Liberation Sans" fo:font-size="11pt" officeooo:rsid="001a0872" officeooo:paragraph-rsid="002daf95" style:font-size-asian="11pt" style:font-size-complex="11pt"/>
    </style:style>
    <style:style style:name="P26" style:family="paragraph" style:parent-style-name="Standard">
      <style:paragraph-properties fo:line-height="100%"/>
      <style:text-properties style:font-name="Liberation Sans" fo:font-size="11pt" officeooo:rsid="0015cdb6" officeooo:paragraph-rsid="002d130d" style:font-size-asian="11pt" style:font-size-complex="11pt"/>
    </style:style>
    <style:style style:name="P27" style:family="paragraph" style:parent-style-name="Standard">
      <style:text-properties style:font-name="Liberation Sans" fo:font-size="2pt" officeooo:rsid="002910bc" officeooo:paragraph-rsid="002910bc" style:font-size-asian="1.75pt" style:font-size-complex="2pt"/>
    </style:style>
    <style:style style:name="P28" style:family="paragraph" style:parent-style-name="Footer">
      <style:paragraph-properties fo:text-align="center" style:justify-single-word="false"/>
      <style:text-properties officeooo:paragraph-rsid="0033a72c"/>
    </style:style>
    <style:style style:name="P29" style:family="paragraph" style:parent-style-name="Standard">
      <style:paragraph-properties fo:margin-top="0cm" fo:margin-bottom="0cm" style:contextual-spacing="false" fo:line-height="115%"/>
      <style:text-properties officeooo:paragraph-rsid="003992ad"/>
    </style:style>
    <style:style style:name="P30" style:family="paragraph" style:parent-style-name="Standard">
      <style:paragraph-properties fo:line-height="115%"/>
      <style:text-properties officeooo:paragraph-rsid="002e88f4"/>
    </style:style>
    <style:style style:name="P31" style:family="paragraph" style:parent-style-name="Standard">
      <style:paragraph-properties fo:line-height="150%"/>
      <style:text-properties officeooo:paragraph-rsid="00312841"/>
    </style:style>
    <style:style style:name="P32" style:family="paragraph" style:parent-style-name="Footer">
      <style:paragraph-properties fo:text-align="center" style:justify-single-word="false"/>
      <style:text-properties style:text-underline-style="none" officeooo:rsid="00312841" officeooo:paragraph-rsid="0046e354"/>
    </style:style>
    <style:style style:name="P33" style:family="paragraph">
      <style:paragraph-properties fo:text-align="start"/>
      <style:text-properties style:text-line-through-style="none" style:text-line-through-type="none" style:font-name="Liberation Sans2" fo:font-size="11pt" fo:font-style="normal" style:text-underline-style="none" fo:font-weight="normal"/>
    </style:style>
    <style:style style:name="P34" style:family="paragraph">
      <style:paragraph-properties fo:text-align="start"/>
      <style:text-properties style:text-line-through-style="none" style:text-line-through-type="none" style:font-name="Liberation Sans2" fo:font-size="10pt" fo:font-style="normal" style:text-underline-style="none" fo:font-weight="normal"/>
    </style:style>
    <style:style style:name="P35" style:family="paragraph">
      <style:paragraph-properties fo:text-align="start"/>
      <style:text-properties style:text-line-through-style="none" style:text-line-through-type="none" style:font-name="Liberation Serif1" fo:font-size="12pt" fo:font-style="normal" style:text-underline-style="none" fo:font-weight="normal"/>
    </style:style>
    <style:style style:name="P36" style:family="paragraph">
      <style:paragraph-properties fo:text-align="center"/>
      <style:text-properties style:text-line-through-style="none" style:text-line-through-type="none" style:font-name="Liberation Sans2" fo:font-size="10pt" fo:font-style="normal" style:text-underline-style="none" fo:font-weight="normal"/>
    </style:style>
    <style:style style:name="P37" style:family="paragraph">
      <loext:graphic-properties draw:fill="none" draw:fill-color="#ffffff"/>
      <style:text-properties fo:font-size="32pt" style:font-size-asian="32pt" style:font-size-complex="32pt"/>
    </style:style>
    <style:style style:name="T1" style:family="text">
      <style:text-properties officeooo:rsid="0046a1e7"/>
    </style:style>
    <style:style style:name="T2" style:family="text">
      <style:text-properties style:font-name="Liberation Sans" fo:font-size="10pt" style:font-size-asian="8.75pt" style:font-size-complex="10pt"/>
    </style:style>
    <style:style style:name="T3" style:family="text">
      <style:text-properties style:font-name="Liberation Sans" fo:font-size="10pt" style:text-underline-style="none" officeooo:rsid="00312841" style:font-size-asian="8.75pt" style:font-size-complex="10pt"/>
    </style:style>
    <style:style style:name="T4" style:family="text">
      <style:text-properties style:font-name="Liberation Sans" fo:font-size="10pt" style:text-underline-style="none" officeooo:rsid="002aa90d" style:font-size-asian="10pt" style:font-size-complex="10pt"/>
    </style:style>
    <style:style style:name="T5" style:family="text">
      <style:text-properties style:font-name="Liberation Sans" fo:font-size="10pt" style:text-underline-style="none" officeooo:rsid="00312841" style:font-size-asian="10pt" style:font-size-complex="10pt"/>
    </style:style>
    <style:style style:name="T6" style:family="text">
      <style:text-properties style:font-name="Liberation Sans" fo:font-size="10pt" style:text-underline-style="none" officeooo:rsid="003f4c67" style:font-size-asian="10pt" style:font-size-complex="10pt"/>
    </style:style>
    <style:style style:name="T7" style:family="text">
      <style:text-properties style:font-name="Liberation Sans" fo:font-size="10pt" officeooo:rsid="00173d20" style:font-size-asian="10pt" style:font-size-complex="10pt"/>
    </style:style>
    <style:style style:name="T8" style:family="text">
      <style:text-properties style:font-name="Liberation Sans" fo:font-size="10pt" officeooo:rsid="0015cdb6" style:font-size-asian="10pt" style:font-size-complex="10pt"/>
    </style:style>
    <style:style style:name="T9" style:family="text">
      <style:text-properties style:font-name="Liberation Sans" fo:font-size="10pt" officeooo:rsid="00312841" style:font-size-asian="10pt" style:font-size-complex="10pt"/>
    </style:style>
    <style:style style:name="T10" style:family="text">
      <style:text-properties style:font-name="Liberation Sans" fo:font-size="10pt" officeooo:rsid="00286635" style:font-size-asian="10pt" style:font-size-complex="10pt"/>
    </style:style>
    <style:style style:name="T11" style:family="text">
      <style:text-properties style:font-name="Liberation Sans" fo:font-size="10pt" officeooo:rsid="001a0872" style:font-size-asian="10pt" style:font-size-complex="10pt"/>
    </style:style>
    <style:style style:name="T12" style:family="text">
      <style:text-properties style:font-name="Liberation Sans" fo:font-size="10pt" officeooo:rsid="003f4c67" style:font-size-asian="10pt" style:font-size-complex="10pt"/>
    </style:style>
    <style:style style:name="T13" style:family="text">
      <style:text-properties style:font-name="Liberation Sans" fo:font-size="10pt" officeooo:rsid="0044540f" style:font-size-asian="10pt" style:font-size-complex="10pt"/>
    </style:style>
    <style:style style:name="T14" style:family="text">
      <style:text-properties style:font-name="Liberation Sans" fo:font-size="10pt" officeooo:rsid="0046e354" style:font-size-asian="10pt" style:font-size-complex="10pt"/>
    </style:style>
    <style:style style:name="T15" style:family="text">
      <style:text-properties style:font-name="Liberation Sans1" fo:font-size="10pt" officeooo:rsid="0033a72c" style:font-name-asian="Liberation Sans1" style:font-size-asian="8.75pt" style:font-name-complex="Liberation Sans1" style:font-size-complex="10pt"/>
    </style:style>
    <style:style style:name="T16" style:family="text">
      <style:text-properties style:font-name="Liberation Sans1" fo:font-size="10pt" style:text-underline-style="none" officeooo:rsid="00314bbe" style:font-size-asian="8.75pt" style:font-size-complex="10pt"/>
    </style:style>
    <style:style style:name="T17" style:family="text">
      <style:text-properties style:font-name="Liberation Sans1" fo:font-size="10pt" style:text-underline-style="none" officeooo:rsid="00449338" style:font-size-asian="8.75pt" style:font-size-complex="10pt"/>
    </style:style>
    <style:style style:name="T18" style:family="text">
      <style:text-properties style:font-name="Liberation Sans1" fo:font-size="10pt" style:text-underline-style="none" officeooo:rsid="00312841" style:font-size-asian="8.75pt" style:font-size-complex="10pt"/>
    </style:style>
    <style:style style:name="T19" style:family="text">
      <style:text-properties style:font-name="Liberation Sans1" fo:font-size="10pt" style:text-underline-style="none" officeooo:rsid="0033a72c" style:font-name-asian="Liberation Sans1" style:font-size-asian="8.75pt" style:font-name-complex="Liberation Sans1" style:font-size-complex="10pt"/>
    </style:style>
    <style:style style:name="T20" style:family="text">
      <style:text-properties officeooo:rsid="0015cdb6"/>
    </style:style>
    <style:style style:name="T21" style:family="text">
      <style:text-properties officeooo:rsid="001795b0"/>
    </style:style>
    <style:style style:name="T22" style:family="text">
      <style:text-properties officeooo:rsid="001b1dd1"/>
    </style:style>
    <style:style style:name="T23" style:family="text">
      <style:text-properties officeooo:rsid="0021cd84"/>
    </style:style>
    <style:style style:name="T24" style:family="text">
      <style:text-properties officeooo:rsid="002daf95"/>
    </style:style>
    <style:style style:name="T25" style:family="text">
      <style:text-properties officeooo:rsid="00312841"/>
    </style:style>
    <style:style style:name="T26" style:family="text">
      <style:text-properties officeooo:rsid="0033fd01"/>
    </style:style>
    <style:style style:name="T27" style:family="text">
      <style:text-properties officeooo:rsid="003992ad"/>
    </style:style>
    <style:style style:name="T28" style:family="text">
      <style:text-properties officeooo:rsid="003b64cd"/>
    </style:style>
    <style:style style:name="T29" style:family="text">
      <style:text-properties officeooo:rsid="003e97cf"/>
    </style:style>
    <style:style style:name="T30" style:family="text">
      <style:text-properties fo:font-size="32pt" style:font-size-asian="32pt" style:font-size-complex="3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fo:border="none"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textarea-vertical-align="middle" fo:border="soli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1.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extfeld 1" form:control-implementation="ooo:com.sun.star.form.component.TextField" xml:id="control1" form:id="control1" form:tab-index="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2" form:id="control2" form:tab-index="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Markierfeld 1" form:control-implementation="ooo:com.sun.star.form.component.CheckBox" xml:id="control3" form:id="control3" form:tab-index="1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1" form:control-implementation="ooo:com.sun.star.form.component.CheckBox" xml:id="control4" form:id="control4" form:tab-index="1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feld 1" form:control-implementation="ooo:com.sun.star.form.component.TextField" xml:id="control5" form:id="control5" form:tab-index="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Markierfeld 1" form:control-implementation="ooo:com.sun.star.form.component.CheckBox" xml:id="control6" form:id="control6" form:tab-index="4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1" form:control-implementation="ooo:com.sun.star.form.component.CheckBox" xml:id="control7" form:id="control7" form:tab-index="4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1" form:control-implementation="ooo:com.sun.star.form.component.CheckBox" xml:id="control8" form:id="control8" form:tab-index="43"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feld 1" form:control-implementation="ooo:com.sun.star.form.component.TextField" xml:id="control9" form:id="control9" form:tab-stop="true" form:tab-index="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Markierfeld 2" form:control-implementation="ooo:com.sun.star.form.component.CheckBox" xml:id="control10" form:id="control10" form:tab-index="5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feld 1" form:control-implementation="ooo:com.sun.star.form.component.TextField" xml:id="control11" form:id="control11" form:tab-index="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2" form:id="control12" form:tab-index="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3" form:id="control13" form:tab-index="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4" form:id="control14" form:tab-index="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5" form:id="control15" form:tab-index="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6" form:id="control16" form:tab-index="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7" form:id="control17" form:tab-index="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8" form:id="control18" form:tab-index="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9" form:id="control19" form:tab-index="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3"><draw:control text:anchor-type="as-char" svg:y="0cm" draw:z-index="6" draw:name="Form1" draw:style-name="gr3" draw:text-style-name="P35" svg:width="0.401cm" svg:height="0.401cm" draw:control="control4"/></text:p>
          </table:table-cell>
          <table:table-cell table:style-name="Tabelle2.A1" table:number-columns-spanned="2" office:value-type="string">
            <text:p text:style-name="P4">Ich m<text:span text:style-name="T22">ö</text:span>chte aktives Mitglied im Makerspace Gütersloh e.V. werden und damit volles Stimmrecht bei Mitgliederentscheiden bekommen.</text:p>
          </table:table-cell>
          <table:covered-table-cell/>
        </table:table-row>
        <table:table-row table:style-name="Tabelle2.1">
          <table:table-cell table:style-name="Tabelle2.A1" office:value-type="string">
            <text:p text:style-name="P23"><draw:control text:anchor-type="as-char" svg:y="0cm" draw:z-index="5" draw:name="Form1" draw:style-name="gr3" draw:text-style-name="P35" svg:width="0.401cm" svg:height="0.401cm" draw:control="control3"/></text:p>
          </table:table-cell>
          <table:table-cell table:style-name="Tabelle2.A1" table:number-columns-spanned="2" office:value-type="string">
            <text:p text:style-name="P6">Ich möchte <text:span text:style-name="T27">Förderm</text:span>itglied im Makerspace Gütersloh e.V. werden und verzichte auf ein Stimmrecht bei <text:span text:style-name="T20">Mitgliederentscheiden</text:span>.</text:p>
          </table:table-cell>
          <table:covered-table-cell/>
        </table:table-row>
        <table:table-row table:style-name="Tabelle2.1">
          <table:table-cell table:style-name="Tabelle2.A1" table:number-columns-spanned="2" office:value-type="string">
            <text:p text:style-name="P9">Vor- und Nachname / Firma</text:p>
            <text:p text:style-name="P9"><draw:control text:anchor-type="as-char" svg:y="-0.418cm" draw:z-index="3" draw:name="Form2" draw:style-name="gr2" draw:text-style-name="P34" svg:width="8cm" svg:height="0.6cm" draw:control="control1"/></text:p>
            <text:p text:style-name="P8">Straße und Hausnummer</text:p>
            <text:p text:style-name="P10"><draw:control text:anchor-type="as-char" svg:y="-0.418cm" draw:z-index="14" draw:name="Form2" draw:style-name="gr2" draw:text-style-name="P34" svg:width="8cm" svg:height="0.6cm" draw:control="control12"/></text:p>
            <text:p text:style-name="P8">E-Mail Adresse</text:p>
            <text:p text:style-name="P10"><draw:control text:anchor-type="as-char" svg:y="-0.418cm" draw:z-index="16" draw:name="Form2" draw:style-name="gr2" draw:text-style-name="P34" svg:width="8cm" svg:height="0.6cm" draw:control="control14"/></text:p>
          </table:table-cell>
          <table:covered-table-cell/>
          <table:table-cell table:style-name="Tabelle2.A1" office:value-type="string">
            <text:p text:style-name="P9">Geburtsdatum</text:p>
            <text:p text:style-name="P11"><draw:control text:anchor-type="as-char" svg:y="-0.418cm" draw:z-index="13" draw:name="Form2" draw:style-name="gr2" draw:text-style-name="P34" svg:width="8cm" svg:height="0.6cm" draw:control="control11"/></text:p>
            <text:p text:style-name="P8">Postleitzahl und Ort</text:p>
            <text:p text:style-name="P10"><draw:control text:anchor-type="as-char" svg:y="-0.418cm" draw:z-index="15" draw:name="Form2" draw:style-name="gr2" draw:text-style-name="P34" svg:width="8cm" svg:height="0.6cm" draw:control="control13"/></text:p>
            <text:p text:style-name="P13">Telefonnummer (optional)</text:p>
            <text:p text:style-name="P10"><draw:control text:anchor-type="as-char" svg:y="-0.418cm" draw:z-index="17" draw:name="Form2" draw:style-name="gr2" draw:text-style-name="P34" svg:width="8cm" svg:height="0.6cm" draw:control="control15"/></text:p>
          </table:table-cell>
        </table:table-row>
        <table:table-row table:style-name="Tabelle2.1">
          <table:table-cell table:style-name="Tabelle2.A1" table:number-columns-spanned="3" office:value-type="string">
            <text:p text:style-name="P15">Ich zahle einen monatlichen Beitrag von <draw:control text:anchor-type="as-char" svg:y="-0.459cm" draw:z-index="4" draw:name="Form2" draw:style-name="gr2" draw:text-style-name="P36" svg:width="1.271cm" svg:height="0.6cm" draw:control="control2"/><text:s/>€.</text:p>
          </table:table-cell>
          <table:covered-table-cell/>
          <table:covered-table-cell/>
        </table:table-row>
        <table:table-row table:style-name="Tabelle2.1">
          <table:table-cell table:style-name="Tabelle2.A1" table:number-columns-spanned="3" office:value-type="string">
            <text:p text:style-name="P29"><text:span text:style-name="T10">Wir Empfehlen einen Mitgliedsbeitrag von 20 € pro Monat</text:span><text:span text:style-name="T12">. </text:span><text:span text:style-name="T11">Der Mindestbeitrag beträgt regulär 9 € pro Monat und </text:span><text:span text:style-name="T14">der </text:span><text:span text:style-name="T11">ermäßigt</text:span><text:span text:style-name="T14">e Mitgliedsbeitrag</text:span><text:span text:style-name="T11"> 5 € pro Monat. </text:span><text:span text:style-name="T10">Jedes Mitglied ist berechtigt, unter Angabe von Gründen (z.B. geringes Einkommen, wenig Zeit, …), den </text:span><text:span text:style-name="T11">ermäßigten</text:span><text:span text:style-name="T10"> Beitrag zu zahlen.</text:span></text:p>
          </table:table-cell>
          <table:covered-table-cell/>
          <table:covered-table-cell/>
        </table:table-row>
        <table:table-row table:style-name="Tabelle2.1">
          <table:table-cell table:style-name="Tabelle2.A1" table:number-columns-spanned="3" office:value-type="string">
            <text:p text:style-name="P14">Ich möchte aus folgendem G<text:span text:style-name="T28">r</text:span>und <text:span text:style-name="T29">einen </text:span>ermäßigten Beitrag zahlen:</text:p>
            <text:p text:style-name="P7"><draw:control text:anchor-type="as-char" svg:y="-0.418cm" draw:z-index="7" draw:name="Form2" draw:style-name="gr2" draw:text-style-name="P34" svg:width="16.8cm" svg:height="0.6cm" draw:control="control5"/></text:p>
          </table:table-cell>
          <table:covered-table-cell/>
          <table:covered-table-cell/>
        </table:table-row>
        <table:table-row table:style-name="Tabelle2.7">
          <table:table-cell table:style-name="Tabelle2.A1" office:value-type="string">
            <text:p text:style-name="P24"><draw:control text:anchor-type="as-char" svg:y="-0.328cm" draw:z-index="8" draw:name="Form1" draw:style-name="gr3" draw:text-style-name="P35" svg:width="0.451cm" svg:height="0.401cm" draw:control="control6"/></text:p>
          </table:table-cell>
          <table:table-cell table:style-name="Tabelle2.A1" table:number-columns-spanned="2" office:value-type="string">
            <text:p text:style-name="P31"><text:span text:style-name="T8">Ich erkenne die </text:span><text:span text:style-name="T7">Satzung </text:span><text:span text:style-name="T9">(</text:span><text:a xlink:type="simple" xlink:href="http://www.makerspace-gt.de/satzung" text:style-name="Internet_20_link" text:visited-style-name="Visited_20_Internet_20_Link"><text:span text:style-name="T4">www.makerspace-gt.de/satzung</text:span></text:a><text:span text:style-name="T5">) </text:span><text:span text:style-name="T7">des Makerspace Gütersloh e. V. an.</text:span></text:p>
          </table:table-cell>
          <table:covered-table-cell/>
        </table:table-row>
        <table:table-row table:style-name="Tabelle2.7">
          <table:table-cell table:style-name="Tabelle2.A1" office:value-type="string">
            <text:p text:style-name="P24"><draw:control text:anchor-type="as-char" svg:y="-0.328cm" draw:z-index="9" draw:name="Form1" draw:style-name="gr3" draw:text-style-name="P35" svg:width="0.451cm" svg:height="0.401cm" draw:control="control7"/></text:p>
          </table:table-cell>
          <table:table-cell table:style-name="Tabelle2.A1" table:number-columns-spanned="2" office:value-type="string">
            <text:p text:style-name="P17">Ich willige ein, dass der Makerspace Gütersloh e.V. die in dem Mitgliedsantrag erhobenen, personenbezogenen Daten ausschließlich zum Zwecke der Mitgliederverwaltung, des Beitragseinzugs, <text:span text:style-name="T23">Kommunikation</text:span>, steuerlicher und notarieller Belangen sowie <text:span text:style-name="T26">zur </text:span>Wahrung berechtigter Interessen des Vereins verwenden darf. </text:p>
            <text:p text:style-name="P17">Eine Übermittlung von diesen Daten an Dritte findet nicht statt. Eine Datennutzung für Werbezwecke findet ebenfalls nicht statt. </text:p>
          </table:table-cell>
          <table:covered-table-cell/>
        </table:table-row>
        <table:table-row table:style-name="Tabelle2.7">
          <table:table-cell table:style-name="Tabelle2.A1" office:value-type="string">
            <text:p text:style-name="P26"><draw:frame text:anchor-type="paragraph" draw:z-index="2" draw:name="Text Frame 2" draw:style-name="gr4" draw:text-style-name="P37" svg:width="0.72cm" svg:height="1.454cm" svg:x="0.101cm" svg:y="2.004cm"><draw:text-box><text:p><text:span text:style-name="T30">✗</text:span></text:p></draw:text-box></draw:frame><draw:control text:anchor-type="as-char" svg:y="-0.328cm" draw:z-index="10" draw:name="Form1" draw:style-name="gr3" draw:text-style-name="P35" svg:width="0.451cm" svg:height="0.401cm" draw:control="control8"/></text:p>
          </table:table-cell>
          <table:table-cell table:style-name="Tabelle2.A1" table:number-columns-spanned="2" office:value-type="string">
            <text:p text:style-name="P16">Ich willige ein, dass der <text:span text:style-name="T21">Makerspace Gütersloh e.V.</text:span> Bilder, Video und Tonaufnahmen von gesellschaftlichen Veranstaltungen, insbesondere Vorträgen auf de<text:span text:style-name="T25">n</text:span> Webauftritten des Vereins oder sonstiger Vereinspublikationen, veröffentlicht und an die Presse zum Zwecke der Veröffentlichung ohne spezielle Einwilligung weiter gibt. Abbildungen von genannten Einzelpersonen oder Kleingruppen bedürfen die Einwilligung der abgebildeten oder hörbaren Personen.</text:p>
          </table:table-cell>
          <table:covered-table-cell/>
        </table:table-row>
        <table:table-row table:style-name="Tabelle2.1">
          <table:table-cell table:style-name="Tabelle2.A1" table:number-columns-spanned="3" office:value-type="string">
            <text:p text:style-name="P18"><draw:control text:anchor-type="as-char" svg:y="-0.418cm" draw:z-index="11" draw:name="Form2" draw:style-name="gr1" draw:text-style-name="P33" svg:width="15.9cm" svg:height="0.6cm" draw:control="control9"/></text:p>
            <text:p text:style-name="P21">Ort, Datum, Unterschrift</text:p>
          </table:table-cell>
          <table:covered-table-cell/>
          <table:covered-table-cell/>
        </table:table-row>
        <table:table-row table:style-name="Tabelle2.7">
          <table:table-cell table:style-name="Tabelle2.A1" office:value-type="string">
            <text:p text:style-name="P25"><draw:control text:anchor-type="as-char" svg:y="-0.328cm" draw:z-index="12" draw:name="Form1" draw:style-name="gr3" draw:text-style-name="P35" svg:width="0.451cm" svg:height="0.401cm" draw:control="control10"/></text:p>
          </table:table-cell>
          <table:table-cell table:style-name="Tabelle2.A1" table:number-columns-spanned="2" office:value-type="string">
            <text:p text:style-name="P30"><text:span text:style-name="T8">Ich ermächtige den Makerspace Gütersloh e.V., Gläubiger-Identifikations</text:span><text:span text:style-name="T13">-N</text:span><text:span text:style-name="T12">r.</text:span><text:span text:style-name="T8"> DE58ZZZ00002143595, </text:span></text:p>
            <text:p text:style-name="P5">den Mitgliedsbeitrag per Bankeinzug von dem folgenden Konto einzuziehen.</text:p>
          </table:table-cell>
          <table:covered-table-cell/>
        </table:table-row>
        <table:table-row table:style-name="Tabelle2.7">
          <table:table-cell table:style-name="Tabelle2.A1" table:number-columns-spanned="2" office:value-type="string">
            <text:p text:style-name="P19">IBAN</text:p>
            <text:p text:style-name="P11"><draw:control text:anchor-type="as-char" svg:y="-0.418cm" draw:z-index="18" draw:name="Form2" draw:style-name="gr2" draw:text-style-name="P34" svg:width="8cm" svg:height="0.6cm" draw:control="control16"/></text:p>
            <text:p text:style-name="P10">Straße und Hausnummer <text:span text:style-name="T24">des Kontoinhabers</text:span></text:p>
            <text:p text:style-name="P10"><draw:frame text:anchor-type="paragraph" draw:z-index="1" draw:name="Text Frame 1" draw:style-name="gr4" draw:text-style-name="P37" svg:width="0.72cm" svg:height="1.454cm" svg:x="0.101cm" svg:y="0.346cm"><draw:text-box><text:p><text:span text:style-name="T30">✗</text:span></text:p></draw:text-box></draw:frame></text:p>
          </table:table-cell>
          <table:covered-table-cell/>
          <table:table-cell table:style-name="Tabelle2.A1" office:value-type="string">
            <text:p text:style-name="P11">Vor- und Nachname <text:span text:style-name="T24">des Kontoinhabers</text:span></text:p>
            <text:p text:style-name="P11"><draw:control text:anchor-type="as-char" svg:y="-0.418cm" draw:z-index="20" draw:name="Form2" draw:style-name="gr2" draw:text-style-name="P34" svg:width="8cm" svg:height="0.6cm" draw:control="control18"/></text:p>
            <text:p text:style-name="P12">Postleitzahl und Ort <text:span text:style-name="T24">des Kontoinhabers</text:span></text:p>
            <text:p text:style-name="P10"><draw:control text:anchor-type="as-char" svg:y="-0.418cm" draw:z-index="19" draw:name="Form2" draw:style-name="gr2" draw:text-style-name="P34" svg:width="8cm" svg:height="0.6cm" draw:control="control17"/></text:p>
          </table:table-cell>
        </table:table-row>
        <table:table-row table:style-name="Tabelle2.7">
          <table:table-cell table:style-name="Tabelle2.A1" table:number-columns-spanned="3" office:value-type="string">
            <text:p text:style-name="P20"><draw:control text:anchor-type="as-char" svg:y="-0.418cm" draw:z-index="21" draw:name="Form2" draw:style-name="gr1" draw:text-style-name="P33" svg:width="15.9cm" svg:height="0.6cm" draw:control="control19"/></text:p>
            <text:p text:style-name="P22">Ort, Datum, Unterschrift des Kontoinhabers</text:p>
          </table:table-cell>
          <table:covered-table-cell/>
          <table:covered-table-cell/>
        </table:table-row>
      </table:table>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Standard" style:font-pitch="variable"/>
    <style:font-face style:name="Symbola" svg:font-family="Symbola"/>
    <style:font-face style:name="Symbola1" svg:font-family="Symbola" style:font-pitch="variable"/>
    <style:font-face style:name="verdana" svg:font-family="verdana,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line-height="100%" fo:text-align="justify" style:justify-single-word="false" fo:text-indent="0cm" style:auto-text-indent="false"/>
      <style:text-properties style:font-name="Liberation Sans" fo:font-size="20pt" fo:font-weight="bold" officeooo:rsid="00248490" officeooo:paragraph-rsid="00248490" style:font-size-asian="17.5pt" style:font-weight-asian="bold" style:font-size-complex="20pt" style:font-weight-complex="bold"/>
    </style:style>
    <style:style style:name="MP2" style:family="paragraph" style:parent-style-name="Header">
      <style:paragraph-properties fo:margin-top="0cm" fo:margin-bottom="0cm" style:contextual-spacing="false" fo:line-height="115%" fo:text-align="justify" style:justify-single-word="false"/>
      <style:text-properties style:font-name="Liberation Sans" fo:font-size="20pt" fo:font-weight="bold" officeooo:rsid="00248490" officeooo:paragraph-rsid="00248490" style:font-size-asian="17.5pt" style:font-weight-asian="bold" style:font-size-complex="20pt" style:font-weight-complex="bold"/>
    </style:style>
    <style:style style:name="MP3" style:family="paragraph" style:parent-style-name="Header">
      <style:paragraph-properties fo:margin-top="0cm" fo:margin-bottom="0cm" style:contextual-spacing="false" fo:line-height="115%" fo:text-align="justify" style:justify-single-word="false"/>
      <style:text-properties style:font-name="Liberation Sans" fo:font-size="10pt" fo:font-weight="normal" officeooo:rsid="0038f9f0" officeooo:paragraph-rsid="0038f9f0" style:font-size-asian="8.75pt" style:font-weight-asian="normal" style:font-size-complex="10pt" style:font-weight-complex="normal"/>
    </style:style>
    <style:style style:name="MP4" style:family="paragraph" style:parent-style-name="Footer">
      <style:paragraph-properties fo:text-align="center" style:justify-single-word="false"/>
      <style:text-properties style:text-underline-style="none" officeooo:rsid="00312841" officeooo:paragraph-rsid="0046e354"/>
    </style:style>
    <style:style style:name="MP5" style:family="paragraph" style:parent-style-name="Footer">
      <style:paragraph-properties fo:text-align="center" style:justify-single-word="false"/>
      <style:text-properties officeooo:paragraph-rsid="0033a72c"/>
    </style:style>
    <style:style style:name="MT1" style:family="text">
      <style:text-properties officeooo:rsid="0046a1e7"/>
    </style:style>
    <style:style style:name="MT2" style:family="text">
      <style:text-properties style:font-name="Liberation Sans" fo:font-size="10pt" style:font-size-asian="8.75pt" style:font-size-complex="10pt"/>
    </style:style>
    <style:style style:name="MT3" style:family="text">
      <style:text-properties style:font-name="Liberation Sans1" fo:font-size="10pt" officeooo:rsid="0033a72c" style:font-name-asian="Liberation Sans1" style:font-size-asian="8.75pt" style:font-name-complex="Liberation Sans1" style:font-size-complex="10pt"/>
    </style:style>
    <style:style style:name="MT4" style:family="text">
      <style:text-properties style:font-name="Liberation Sans1" fo:font-size="10pt" style:text-underline-style="none" officeooo:rsid="00314bbe" style:font-size-asian="8.75pt" style:font-size-complex="10pt"/>
    </style:style>
    <style:style style:name="MT5" style:family="text">
      <style:text-properties style:font-name="Liberation Sans1" fo:font-size="10pt" style:text-underline-style="none" officeooo:rsid="00449338" style:font-size-asian="8.75pt" style:font-size-complex="10pt"/>
    </style:style>
    <style:style style:name="MT6" style:family="text">
      <style:text-properties style:font-name="Liberation Sans1" fo:font-size="10pt" style:text-underline-style="none" officeooo:rsid="00312841" style:font-size-asian="8.75pt" style:font-size-complex="10pt"/>
    </style:style>
    <style:style style:name="MT7" style:family="text">
      <style:text-properties style:font-name="Liberation Sans1" fo:font-size="10pt" style:text-underline-style="none" officeooo:rsid="0033a72c" style:font-name-asian="Liberation Sans1" style:font-size-asian="8.75pt" style:font-name-complex="Liberation Sans1" style:font-size-complex="10pt"/>
    </style:style>
    <style:style style:name="MT8" style:family="text">
      <style:text-properties style:font-name="Liberation Sans" fo:font-size="10pt" style:text-underline-style="none" officeooo:rsid="00312841" style:font-size-asian="8.75pt" style:font-size-complex="10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MP1"><draw:frame draw:style-name="Mfr1" draw:name="Bild2" text:anchor-type="paragraph" svg:x="10.566cm" svg:y="-0.007cm" svg:width="6.421cm" svg:height="3cm" draw:z-index="0"><draw:image xlink:href="Pictures/10000001000007D0000003A3D5596023C7D5E321.png" xlink:type="simple" xlink:show="embed" xlink:actuate="onLoad" draw:mime-type="image/png"/></draw:frame>Mitgliedsantrag an den</text:p>
        <text:p text:style-name="MP2">Makerspace Gütersloh e.V.</text:p>
        <text:p text:style-name="MP3">V 2.0<text:span text:style-name="MT1">1</text:span> <text:date style:data-style-name="N49" text:date-value="2023-06-30T19:48:38.320299591">2023-06-30</text:date></text:p>
      </style:header>
      <style:footer>
        <text:p text:style-name="MP4"><text:span text:style-name="MT2">Makerspace Gütersloh e.V. </text:span><text:span text:style-name="MT3">–</text:span><text:span text:style-name="MT2"> c/o Die WEBEREI - Bürgerkiez gGmbH – Bogenstraße 1-8 </text:span><text:span text:style-name="MT3">–</text:span><text:span text:style-name="MT2"> 33330 Gütersloh</text:span></text:p>
        <text:p text:style-name="MP5"><text:a xlink:type="simple" xlink:href="mailto:info@makerspace-gt.de" text:style-name="Internet_20_link" text:visited-style-name="Visited_20_Internet_20_Link"><text:span text:style-name="MT4">info@makerspace-gt.d</text:span><text:span text:style-name="MT5">e</text:span></text:a><text:span text:style-name="MT6"> </text:span><text:span text:style-name="MT7">–</text:span><text:span text:style-name="MT6"> </text:span><text:span text:style-name="MT8">IBAN: DE52 4786 0125 1226 2315 00 </text:span><text:span text:style-name="MT7">–</text:span><text:span text:style-name="MT8"> Volksbank Gütersloh - Bielefeld e.G.</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03T17:05:21.856397920</meta:creation-date>
    <dc:date>2023-06-30T19:48:38.078016273</dc:date>
    <meta:editing-duration>P2DT4H54M3S</meta:editing-duration>
    <meta:editing-cycles>37</meta:editing-cycles>
    <meta:generator>LibreOffice/7.5.4.2$MacOSX_X86_64 LibreOffice_project/36ccfdc35048b057fd9854c757a8b67ec53977b6</meta:generator>
    <meta:print-date>2019-03-04T21:28:50.592117487</meta:print-date>
    <meta:document-statistic meta:table-count="1" meta:image-count="1" meta:object-count="0" meta:page-count="1" meta:paragraph-count="46" meta:word-count="301" meta:character-count="2341" meta:non-whitespace-character-count="2059"/>
  </office:meta>
</office:document-meta>
</file>